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#fff2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3"/>
        <table:table-column table:style-name="co1" table:number-columns-repeated="4" table:default-cell-style-name="Default"/>
        <table:table-row table:style-name="ro1">
          <table:table-cell table:style-name="ce1"/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>
            <text:p>Rol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Role_i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Role_na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reated_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/>
          <table:table-cell office:value-type="string" calcext:value-type="string">
            <text:p>created_by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/>
          <table:table-cell table:style-name="ce4" office:value-type="string" calcext:value-type="string">
            <text:p>modified_on</text:p>
          </table:table-cell>
          <table:table-cell table:number-columns-repeated="3"/>
          <table:table-cell table:style-name="ce2" office:value-type="string" calcext:value-type="string">
            <text:p>User_role</text:p>
          </table:table-cell>
        </table:table-row>
        <table:table-row table:style-name="ro1">
          <table:table-cell table:number-columns-repeated="2"/>
          <table:table-cell table:style-name="ce9"/>
          <table:table-cell office:value-type="string" calcext:value-type="string">
            <text:p>modified_by</text:p>
          </table:table-cell>
          <table:table-cell/>
          <table:table-cell table:style-name="ce2" office:value-type="string" calcext:value-type="string">
            <text:p>User</text:p>
          </table:table-cell>
          <table:table-cell/>
          <table:table-cell table:style-name="ce3" office:value-type="string" calcext:value-type="string">
            <text:p>User_id</text:p>
          </table:table-cell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style-name="ce4" office:value-type="string" calcext:value-type="string">
            <text:p>User_id</text:p>
          </table:table-cell>
          <table:table-cell/>
          <table:table-cell table:style-name="ce3" office:value-type="string" calcext:value-type="string">
            <text:p>Role_id</text:p>
          </table:table-cell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style-name="ce3" office:value-type="string" calcext:value-type="string">
            <text:p>Otp_i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style-name="ce3" office:value-type="string" calcext:value-type="string">
            <text:p>Email_i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style-name="ce3" office:value-type="string" calcext:value-type="string">
            <text:p>Is_activ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ce9"/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Otp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>
            <text:p>Otp_i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ser_i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Ot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reation_date_ti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xpiration_date_tim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 style:data-style-name="N2" text:time-value="17:50:58.0366426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3T12:54:21.133198117</meta:creation-date>
    <dc:date>2020-06-23T19:06:06.537948305</dc:date>
    <meta:editing-duration>PT23M20S</meta:editing-duration>
    <meta:editing-cycles>6</meta:editing-cycles>
    <meta:generator>LibreOffice/6.0.7.3$Linux_X86_64 LibreOffice_project/00m0$Build-3</meta:generator>
    <meta:document-statistic meta:table-count="1" meta:cell-count="21" meta:object-count="0"/>
  </office:meta>
</office:document-meta>
</file>